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11000000DF000000DF8193F2BF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5.999cm" svg:height="8.999cm" svg:x="2.478cm" svg:y="10.63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shant </meta:initial-creator>
    <meta:creation-date>2013-08-04T05:09:10</meta:creation-date>
    <dc:date>2013-08-04T05:39:25</dc:date>
    <dc:creator>sushant </dc:creator>
    <meta:editing-duration>PT14M55S</meta:editing-duration>
    <meta:editing-cycles>2</meta:editing-cycles>
    <meta:generator>LibreOffice/3.5$Linux_X86_64 LibreOffice_project/35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0" chart:maximum="25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false" chart:logarithmic="false" chart:minimum="-100" chart:maximum="-70" chart:origin="0" chart:reverse-direction="false" text:line-break="false" chart:axis-position="0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tar" chart:symbol-width="0.25cm" chart:symbol-height="0.25cm">
        <chart:symbol-image xlink:href="Pictures/20000011000000DF000000DF8193F2BF.svm" xlink:type="simple" xlink:actuate="onLoad"/>
      </style:chart-properties>
      <style:graphic-properties svg:stroke-width="0.04cm" svg:stroke-color="#dc2300" draw:fill-color="#dc23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>
        <chart:symbol-image/>
      </style:chart-properties>
      <style:graphic-properties draw:stroke="dash" draw:stroke-dash="Fine_20_Dashed_20__28_var_29_" svg:stroke-width="0.04cm" svg:stroke-color="#2323dc" draw:fill-color="#2323d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dash" draw:stroke-dash="Ultrafine_20_2_20_Dots_20_3_20_Dashes" svg:stroke-width="0.04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svg:x="5.948cm" svg:y="1.539cm" style:legend-expansion="custom" chartooo:width="4.5cm" chartooo:height="1.594cm" style:legend-expansion-aspect-ratio="2.82308657465496" chart:style-name="ch2"/>
        <chart:plot-area chart:style-name="ch3" chart:data-source-has-labels="both" svg:x="0.77cm" svg:y="0.855cm" svg:width="9.88cm" svg:height="7.545cm">
          <chartooo:coordinate-region svg:x="1.532cm" svg:y="1.054cm" svg:width="8.931cm" svg:height="7.147cm"/>
          <chart:axis chart:dimension="x" chart:name="primary-x" chart:style-name="ch4" chartooo:axis-type="auto">
            <chart:title svg:x="3.47cm" svg:y="8.44cm" chart:style-name="ch5">
              <text:p>Transmitter-Receiver pair num</text:p>
            </chart:title>
            <chart:categories table:cell-range-address="local-table.$A$2:.$A$27"/>
          </chart:axis>
          <chart:axis chart:dimension="x" chart:name="secondary-x" chart:style-name="ch6"/>
          <chart:axis chart:dimension="y" chart:name="primary-y" chart:style-name="ch7">
            <chart:title svg:x="0cm" svg:y="6.087cm" chart:style-name="ch8">
              <text:p>Silence level (dBm)</text:p>
            </chart:title>
          </chart:axis>
          <chart:series chart:style-name="ch9" chart:values-cell-range-address="local-table.$B$2:.$B$27" chart:label-cell-address="local-table.$B$1" chart:class="chart:scatter">
            <chart:data-point chart:repeated="26"/>
          </chart:series>
          <chart:series chart:style-name="ch10" chart:values-cell-range-address="local-table.$C$2:.$C$27" chart:label-cell-address="local-table.$C$1" chart:class="chart:scatter">
            <chart:data-point chart:repeated="26"/>
          </chart:series>
          <chart:series chart:style-name="ch11" chart:values-cell-range-address="local-table.$D$2:.$D$27" chart:label-cell-address="local-table.$D$1" chart:class="chart:scatte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%-ile</text:p>
              </table:table-cell>
              <table:table-cell office:value-type="string">
                <text:p>Median (50%-ile)</text:p>
              </table:table-cell>
              <table:table-cell office:value-type="string">
                <text:p>95%-ile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7">
                <text:p>-97</text:p>
              </table:table-cell>
              <table:table-cell office:value-type="float" office:value="-94">
                <text:p>-9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8">
                <text:p>-98</text:p>
              </table:table-cell>
              <table:table-cell office:value-type="float" office:value="-94">
                <text:p>-9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5">
                <text:p>-95</text:p>
              </table:table-cell>
              <table:table-cell office:value-type="float" office:value="-93">
                <text:p>-9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5">
                <text:p>-95</text:p>
              </table:table-cell>
              <table:table-cell office:value-type="float" office:value="-93">
                <text:p>-9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5">
                <text:p>-95</text:p>
              </table:table-cell>
              <table:table-cell office:value-type="float" office:value="-93">
                <text:p>-9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">
                <text:p>-94</text:p>
              </table:table-cell>
              <table:table-cell office:value-type="float" office:value="-93">
                <text:p>-9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4">
                <text:p>-94</text:p>
              </table:table-cell>
              <table:table-cell office:value-type="float" office:value="-92">
                <text:p>-9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6">
                <text:p>-96</text:p>
              </table:table-cell>
              <table:table-cell office:value-type="float" office:value="-90">
                <text:p>-9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2">
                <text:p>-92</text:p>
              </table:table-cell>
              <table:table-cell office:value-type="float" office:value="-90">
                <text:p>-9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-90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0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1">
                <text:p>-91</text:p>
              </table:table-cell>
              <table:table-cell office:value-type="float" office:value="-88">
                <text:p>-88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8">
                <text:p>-88</text:p>
              </table:table-cell>
              <table:table-cell office:value-type="float" office:value="-86">
                <text:p>-86</text:p>
              </table:table-cell>
              <table:table-cell office:value-type="float" office:value="-81">
                <text:p>-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